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54f9" officeooo:paragraph-rsid="001a54f9"/>
    </style:style>
    <style:style style:name="P2" style:family="paragraph" style:parent-style-name="Standard">
      <style:text-properties officeooo:rsid="0019b59a" officeooo:paragraph-rsid="0019b59a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0pt" officeooo:paragraph-rsid="0019b59a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text-properties fo:font-size="10pt" fo:font-weight="bold" style:font-weight-asian="bold" style:font-weight-complex="bold"/>
    </style:style>
    <style:style style:name="P6" style:family="paragraph" style:parent-style-name="Text_20_body">
      <style:text-properties fo:font-size="10pt"/>
    </style:style>
    <style:style style:name="P7" style:family="paragraph" style:parent-style-name="Text_20_body">
      <style:paragraph-properties fo:text-align="center" style:justify-single-word="false"/>
      <style:text-properties fo:font-size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2a6099" loext:opacity="100%" fo:font-size="10pt" officeooo:paragraph-rsid="0019b59a"/>
    </style:style>
    <style:style style:name="P9" style:family="paragraph" style:parent-style-name="Standard">
      <style:text-properties fo:color="#2a6099" loext:opacity="100%" fo:font-size="10pt"/>
    </style:style>
    <style:style style:name="P10" style:family="paragraph" style:parent-style-name="Standard">
      <style:text-properties fo:font-weight="bold" officeooo:rsid="0019b59a" officeooo:paragraph-rsid="0019b59a" style:font-weight-asian="bold" style:font-weight-complex="bold"/>
    </style:style>
    <style:style style:name="P11" style:family="paragraph" style:parent-style-name="Standard">
      <style:text-properties fo:color="#2a6099" loext:opacity="100%" fo:font-size="10pt"/>
    </style:style>
    <style:style style:name="P12" style:family="paragraph" style:parent-style-name="Standard">
      <style:text-properties fo:color="#2a6099" loext:opacity="100%" fo:font-size="10pt" officeooo:paragraph-rsid="00215ea7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1d718f"/>
    </style:style>
    <style:style style:name="T3" style:family="text">
      <style:text-properties officeooo:rsid="001dc076"/>
    </style:style>
    <style:style style:name="T4" style:family="text">
      <style:text-properties officeooo:rsid="001ebec7"/>
    </style:style>
    <style:style style:name="T5" style:family="text">
      <style:text-properties officeooo:rsid="00207c0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 loext:padding="0.0193in" loext:border="0.06pt solid #e3e3e3"/>
    </style:style>
    <style:style style:name="T8" style:family="text">
      <style:text-properties officeooo:rsid="00215ea7"/>
    </style:style>
    <style:style style:name="T9" style:family="text">
      <style:text-properties officeooo:rsid="00215ea7" fo:background-color="#ffff00" loext:char-shading-value="0"/>
    </style:style>
    <style:style style:name="T10" style:family="text">
      <style:text-properties officeooo:rsid="00215ea7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<text:span text:style-name="T5">configurations and queries..</text:span></text:p>
      <text:p text:style-name="P10">Database: cloth_shop</text:p>
      <text:p text:style-name="P10">DBMS: MySQL</text:p>
      <text:p text:style-name="P10">user-name: root</text:p>
      <text:p text:style-name="P2"><text:span text:style-name="T6">password: </text:span><text:a xlink:type="simple" xlink:href="mailto:lamidu@123" text:style-name="Internet_20_link" text:visited-style-name="Visited_20_Internet_20_Link"><text:span text:style-name="T6">lamidu@123</text:span></text:a></text:p>
      <text:p text:style-name="P10">host: localhost</text:p>
      <text:p text:style-name="P10">port: 3306</text:p>
      <text:p text:style-name="Standard"/>
      <text:p text:style-name="P3"><text:span text:style-name="T7">-- Create database</text:span> </text:p>
      <text:p text:style-name="P8"><text:span text:style-name="T1">CREATE</text:span> DATABASE IF <text:span text:style-name="T1">NOT</text:span> <text:span text:style-name="T1">EXISTS</text:span> cloth_shop; </text:p>
      <text:p text:style-name="P8">USE cloth_shop;</text:p>
      <text:p text:style-name="P3"><text:s/></text:p>
      <text:p text:style-name="P5">-- Create category table</text:p>
      <text:p text:style-name="P9">CREATE TABLE <text:span text:style-name="T3">c</text:span>ategory ( </text:p>
      <text:p text:style-name="P9"><text:span text:style-name="T2">c</text:span>id INT AUTO_INCREMENT PRIMARY KEY, </text:p>
      <text:p text:style-name="P9"><text:span text:style-name="T2">c</text:span>name VARCHAR(255) NOT NULL</text:p>
      <text:p text:style-name="P9">);</text:p>
      <text:p text:style-name="P4"/>
      <text:p text:style-name="P5">-- Create Stock table to track stock purchases and current stock levels</text:p>
      <text:p text:style-name="P9">CREATE TABLE Stock (</text:p>
      <text:p text:style-name="P9"><text:s text:c="4"/><text:span text:style-name="T2">s</text:span>id INT AUTO_INCREMENT PRIMARY KEY,</text:p>
      <text:p text:style-name="P9"><text:s text:c="4"/><text:span text:style-name="T2">c</text:span>id INT,</text:p>
      <text:p text:style-name="P12"><text:s text:c="4"/>size VARCHAR(50) NOT NULL,</text:p>
      <text:p text:style-name="P9"><text:s text:c="4"/><text:span text:style-name="T10">color VARCHAR(50) NOT NULL,</text:span></text:p>
      <text:p text:style-name="P9"><text:s text:c="4"/>squantity INT NOT NULL,</text:p>
      <text:p text:style-name="P9"><text:s text:c="4"/>buying_price DECIMAL(10, 2) NOT NULL,</text:p>
      <text:p text:style-name="P9"><text:s text:c="4"/>selling_price DECIMAL(10, 2) NOT NULL,</text:p>
      <text:p text:style-name="P9"><text:s text:c="4"/>buying_date DATE NOT NULL,</text:p>
      <text:p text:style-name="P9"><text:s text:c="4"/>FOREIGN KEY (<text:span text:style-name="T2">c</text:span>id) REFERENCES <text:span text:style-name="T2">c</text:span>ategory(<text:span text:style-name="T2">c</text:span>id)</text:p>
      <text:p text:style-name="P9">);</text:p>
      <text:p text:style-name="P9"/>
      <text:p text:style-name="P5">-- Create Transactions table to track both earnings and sales</text:p>
      <text:p text:style-name="P9">CREATE TABLE Transactions ( </text:p>
      <text:p text:style-name="P9"><text:s text:c="4"/><text:span text:style-name="T2">t</text:span>id INT AUTO_INCREMENT PRIMARY KEY, </text:p>
      <text:p text:style-name="P9"><text:s text:c="4"/>date DATE NOT NULL,</text:p>
      <text:p text:style-name="P9"><text:s text:c="4"/>customer_name VARCHAR(255) NOT NULL,</text:p>
      <text:p text:style-name="P9"><text:s text:c="4"/>customer_address VARCHAR(255) NOT NULL, </text:p>
      <text:p text:style-name="P9"><text:s text:c="4"/>customer_tel_number VARCHAR(20) NOT NULL, </text:p>
      <text:p text:style-name="P9"><text:s text:c="4"/><text:span text:style-name="T2">s</text:span>id INT, <text:s/></text:p>
      <text:p text:style-name="P9"><text:s text:c="4"/><text:span text:style-name="T5">count</text:span> INT NOT NULL, </text:p>
      <text:p text:style-name="P9"><text:s text:c="4"/>amount DECIMAL(10, 2) NOT NULL,</text:p>
      <text:p text:style-name="P9"><text:s text:c="4"/>FOREIGN KEY (<text:span text:style-name="T2">s</text:span>id) REFERENCES <text:span text:style-name="T2">s</text:span>tock(<text:span text:style-name="T2">s</text:span>id)</text:p>
      <text:p text:style-name="P9">);</text:p>
      <text:p text:style-name="P4"/>
      <text:p text:style-name="P5">-- Create Inventory table to track current stock levels</text:p>
      <text:p text:style-name="P9">CREATE TABLE Inventory (</text:p>
      <text:p text:style-name="P9"><text:s text:c="4"/>iid INT AUTO_INCREMENT PRIMARY KEY,</text:p>
      <text:p text:style-name="P9"><text:s text:c="4"/>sid INT,</text:p>
      <text:p text:style-name="P9"><text:s text:c="4"/><text:span text:style-name="T4">squantity</text:span> INT NOT NULL,</text:p>
      <text:p text:style-name="P9"><text:s text:c="4"/>FOREIGN KEY (s<text:span text:style-name="T4">i</text:span>d) REFERENCES Stock(sid)</text:p>
      <text:p text:style-name="P9"><text:soft-page-break/>);</text:p>
      <text:p text:style-name="P4"/>
      <text:p text:style-name="P4"/>
      <text:p text:style-name="P6"><text:tab/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52:38.217000000</meta:creation-date>
    <dc:date>2024-04-07T22:33:43.040000000</dc:date>
    <meta:editing-duration>P4DT7H44M8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8" meta:word-count="182" meta:character-count="1313" meta:non-whitespace-character-count="1075"/>
  </office:meta>
</office:document-meta>
</file>